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fo:font-size="24pt" officeooo:rsid="0012f166" officeooo:paragraph-rsid="0012f166" style:font-size-asian="21pt" style:font-size-complex="24pt"/>
    </style:style>
    <style:style style:name="P2" style:family="paragraph" style:parent-style-name="Standard">
      <style:text-properties fo:font-size="22pt" officeooo:rsid="0012f166" officeooo:paragraph-rsid="0012f166" style:font-size-asian="19.25pt" style:font-size-complex="22pt"/>
    </style:style>
    <style:style style:name="P3" style:family="paragraph" style:parent-style-name="Standard">
      <style:text-properties officeooo:paragraph-rsid="0012f166"/>
    </style:style>
    <style:style style:name="P4" style:family="paragraph" style:parent-style-name="Standard">
      <style:text-properties officeooo:rsid="0013211f" officeooo:paragraph-rsid="0013211f"/>
    </style:style>
    <style:style style:name="P5" style:family="paragraph" style:parent-style-name="Standard">
      <style:text-properties officeooo:paragraph-rsid="0013211f"/>
    </style:style>
    <style:style style:name="P6" style:family="paragraph" style:parent-style-name="Standard">
      <style:paragraph-properties fo:margin-left="0.1563in" fo:margin-right="0.1563in" fo:text-indent="0in" style:auto-text-indent="false"/>
      <style:text-properties officeooo:paragraph-rsid="0013211f"/>
    </style:style>
    <style:style style:name="P7" style:family="paragraph" style:parent-style-name="Text_20_body">
      <style:paragraph-properties fo:margin-left="0.1563in" fo:margin-right="0.1563in" fo:text-indent="0in" style:auto-text-indent="false"/>
    </style:style>
    <style:style style:name="P8" style:family="paragraph" style:parent-style-name="Text_20_body">
      <style:paragraph-properties fo:margin-left="0.1563in" fo:margin-right="0.1563in" fo:text-indent="0in" style:auto-text-indent="false"/>
      <style:text-properties officeooo:paragraph-rsid="0013211f"/>
    </style:style>
    <style:style style:name="T1" style:family="text">
      <style:text-properties fo:font-size="32pt" style:font-size-asian="28pt" style:font-size-complex="32pt"/>
    </style:style>
    <style:style style:name="T2" style:family="text">
      <style:text-properties fo:font-size="32pt" fo:background-color="#ff4000" loext:char-shading-value="0" style:font-size-asian="28pt" style:font-size-complex="32pt"/>
    </style:style>
    <style:style style:name="T3" style:family="text">
      <style:text-properties fo:font-size="32pt" fo:background-color="#ff4000" loext:char-shading-value="0" style:font-size-asian="28pt" style:font-size-complex="32pt"/>
    </style:style>
    <style:style style:name="T4" style:family="text">
      <style:text-properties fo:font-size="32pt" fo:background-color="#ffffff" loext:char-shading-value="0" style:font-size-asian="28pt" style:font-size-complex="32pt"/>
    </style:style>
    <style:style style:name="T5" style:family="text">
      <style:text-properties officeooo:rsid="0013211f"/>
    </style:style>
    <style:style style:name="T6" style:family="text">
      <style:text-properties loext:padding="0in" loext:border="none"/>
    </style:style>
    <style:style style:name="T7" style:family="text">
      <style:text-properties fo:font-size="22pt" officeooo:rsid="0012f166" style:font-size-asian="19.25pt" style:font-size-complex="22pt"/>
    </style:style>
    <style:style style:name="T8" style:family="text">
      <style:text-properties fo:font-size="22pt" officeooo:rsid="0012f166" style:font-size-asian="19.25pt" style:font-size-complex="22pt" loext:padding="0in" loext:border="none"/>
    </style:style>
    <style:style style:name="T9" style:family="text">
      <style:text-properties fo:font-size="22pt" officeooo:rsid="0013211f" style:font-size-asian="19.25pt" style:font-size-complex="22pt"/>
    </style:style>
    <style:style style:name="T10" style:family="text">
      <style:text-properties fo:font-size="22pt" style:font-size-asian="22pt" style:font-size-complex="22pt"/>
    </style:style>
    <style:style style:name="T11" style:family="text">
      <style:text-properties fo:font-size="22pt" officeooo:rsid="0013211f" style:font-size-asian="22pt" style:font-size-complex="22pt"/>
    </style:style>
    <style:style style:name="T12" style:family="text">
      <style:text-properties fo:font-size="22pt" officeooo:rsid="0013211f" style:font-size-asian="22pt" style:font-size-complex="22pt" loext:padding="0in" loext:border="none"/>
    </style:style>
    <style:style style:name="T13" style:family="text">
      <style:text-properties fo:font-size="22pt" style:font-size-asian="22pt" style:font-size-complex="22pt" loext:padding="0in" loext:border="none"/>
    </style:style>
    <style:style style:name="T14" style:family="text">
      <style:text-properties fo:font-size="22pt" fo:background-color="#ffffff" loext:char-shading-value="0" style:font-size-asian="22pt" style:font-size-complex="22pt" loext:padding="0in" loext:border="none"/>
    </style:style>
    <style:style style:name="T15" style:family="text">
      <style:text-properties fo:font-size="22pt" officeooo:rsid="0013211f" fo:background-color="#ffffff" loext:char-shading-value="0" style:font-size-asian="22pt" style:font-size-complex="22pt" loext:padding="0in" loext:border="none"/>
    </style:style>
    <style:style style:name="T16" style:family="text">
      <style:text-properties fo:background-color="#ffffff" loext:char-shading-value="0"/>
    </style:style>
    <style:style style:name="T17" style:family="text">
      <style:text-properties fo:background-color="#ffffff" loext:char-shading-value="0"/>
    </style:style>
    <style:style style:name="T18" style:family="text">
      <style:text-properties fo:background-color="#ff4000" loext:char-shading-value="0"/>
    </style:style>
    <style:style style:name="T19" style:family="text">
      <style:text-properties fo:background-color="#ff4000" loext:char-shading-value="0"/>
    </style:style>
    <style:style style:name="T20" style:family="text">
      <style:text-properties fo:color="#ff0000" loext:opacity="100%" fo:font-size="32pt" fo:background-color="#ffffff" loext:char-shading-value="0" style:font-size-asian="28pt" style:font-size-complex="3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2">1-define digital si<text:span text:style-name="T5">g</text:span>nals</text:p>
      <text:p text:style-name="P2"/>
      <text:p text:style-name="P3"><text:span text:style-name="T7">A digital signal is a way of transmitting data that converts the data to discrete values, usually based on the </text:span><text:span text:style-name="T9">binary</text:span><text:span text:style-name="T8"> </text:span><text:span text:style-name="T7">code that computer systems work upon, which consists of packets of information coded as strings of ones and zeros </text:span><text:span text:style-name="T9">and it allow us to be </text:span><text:span text:style-name="T10">accurate and nearly identical copying of certain types of information like numbers, letters, or the individual pixel colors that make up images </text:span><text:span text:style-name="T11">and its information can be stored without long-term degradation of its quality </text:span></text:p>
      <text:p text:style-name="P3"><text:span text:style-name="T11"/></text:p>
      <text:p text:style-name="P5"><text:span text:style-name="T11">however </text:span><text:span text:style-name="T10">the end result is only an approximation of the original analog signal and some quality in digital format may be lost.</text:span></text:p>
      <text:p text:style-name="P5"><text:span text:style-name="T10"/></text:p>
      <text:p text:style-name="P4"><text:span text:style-name="T10"/></text:p>
      <text:p text:style-name="P4"><text:span text:style-name="T10">2-define analog signals</text:span></text:p>
      <text:p text:style-name="P7"><text:bookmark text:name="ezoic-pub-ad-placeholder-901"/><text:bookmark text:name="div-gpt-ad-allthescience_org-box-3-0"/><text:span text:style-name="T6"><text:line-break/></text:span></text:p>
      <text:p text:style-name="P8"><text:span text:style-name="T12">an analog signal </text:span><text:span text:style-name="T13">is signals and wavelengths transmitted over communications lines such as the sound of a voice over the phone line. With computers</text:span></text:p>
      <text:p text:style-name="P6"><text:soft-page-break/><text:span text:style-name="T13"/></text:p>
      <text:p text:style-name="P6"><text:span text:style-name="T13"/></text:p>
      <text:p text:style-name="P6"><text:span text:style-name="T13"/></text:p>
      <text:p text:style-name="P6"><text:span text:style-name="T13">In contrast, a </text:span><text:span text:style-name="T12">digital siqnal</text:span><text:span text:style-name="T14"> </text:span><text:span text:style-name="T13">represents the original time-varying quantity as a</text:span><text:span text:style-name="T14"> </text:span><text:span text:style-name="T15">sampled </text:span><text:span text:style-name="T13">sequence of </text:span><text:span text:style-name="T15">quantized </text:span><text:span text:style-name="T13">values</text:span></text:p>
      <text:p text:style-name="P6"><text:span text:style-name="T13"/></text:p>
      <text:p text:style-name="P6"><text:span text:style-name="T13"/></text:p>
      <text:p text:style-name="P6"><text:span text:style-name="T13"/></text:p>
      <text:p text:style-name="P6"><text:span text:style-name="T13"/></text:p>
      <text:p text:style-name="P6"><text:span text:style-name="T13">Analog and digital signals are the types of signals carrying information. The major difference between both signals is that the analog signals have continuous electrical signals, while digital signals have non-continuous electrical signals. </text:span></text:p>
      <text:p text:style-name="P8"><text:span text:style-name="T13"/></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24pt" officeooo:rsid="0012f166" officeooo:paragraph-rsid="0012f166" style:font-size-asian="21pt" style:font-size-complex="24pt"/>
    </style:style>
    <style:style style:name="MT1" style:family="text">
      <style:text-properties fo:background-color="#ffffff" loext:char-shading-value="0"/>
    </style:style>
    <style:style style:name="MT2" style:family="text">
      <style:text-properties fo:color="#ff0000" loext:opacity="100%" fo:font-size="32pt" fo:background-color="#ffffff" loext:char-shading-value="0" style:font-size-asian="28pt" style:font-size-complex="32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 text:c="12"/><text:span text:style-name="MT1"><text:s text:c="9"/></text:span><text:span text:style-name="MT2">Task 2</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06T12:55:43.252000000</meta:creation-date>
    <dc:date>2023-10-06T21:27:54.432000000</dc:date>
    <meta:editing-duration>PT33M57S</meta:editing-duration>
    <meta:editing-cycles>2</meta:editing-cycles>
    <meta:generator>LibreOffice/7.6.0.3$Windows_X86_64 LibreOffice_project/69edd8b8ebc41d00b4de3915dc82f8f0fc3b6265</meta:generator>
    <meta:document-statistic meta:table-count="0" meta:image-count="0" meta:object-count="0" meta:page-count="2" meta:paragraph-count="9" meta:word-count="184" meta:character-count="1181" meta:non-whitespace-character-count="981"/>
  </office:meta>
</office:document-meta>
</file>